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list-style-name="L1"/>
    <style:style style:name="P3" style:family="paragraph" style:parent-style-name="Standard" style:list-style-name="L1">
      <style:text-properties fo:font-style="normal" style:font-style-asian="normal" style:font-style-complex="normal"/>
    </style:style>
    <style:style style:name="P4" style:family="paragraph" style:parent-style-name="Standard" style:list-style-name="L1">
      <style:text-properties fo:font-style="normal" fo:font-weight="normal" style:font-style-asian="normal" style:font-weight-asian="normal" style:font-style-complex="normal" style:font-weight-complex="normal"/>
    </style:style>
    <style:style style:name="P5" style:family="paragraph" style:parent-style-name="Standard" style:list-style-name="L2">
      <style:text-properties fo:font-style="normal" fo:font-weight="normal" style:font-style-asian="normal" style:font-weight-asian="normal" style:font-style-complex="normal" style:font-weight-complex="normal"/>
    </style:style>
    <style:style style:name="P6" style:family="paragraph" style:parent-style-name="Standard" style:list-style-name="L1">
      <style:text-properties fo:font-style="normal" fo:font-weight="bold" style:font-style-asian="normal" style:font-weight-asian="bold" style:font-style-complex="normal" style:font-weight-complex="bold"/>
    </style:style>
    <style:style style:name="P7" style:family="paragraph" style:parent-style-name="Standard" style:list-style-name="L1">
      <style:text-properties fo:font-weight="bold" style:font-weight-asian="bold" style:font-weight-complex="bold"/>
    </style:style>
    <style:style style:name="P8" style:family="paragraph" style:parent-style-name="Standard" style:list-style-name="L1">
      <style:text-properties fo:font-style="italic" fo:font-weight="normal" style:font-style-asian="italic" style:font-weight-asian="normal" style:font-style-complex="italic"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9fdc"/>
    </style:style>
    <style:style style:name="T2" style:family="text">
      <style:text-properties fo:font-style="italic" officeooo:rsid="001f9fdc" style:font-style-asian="italic" style:font-style-complex="italic"/>
    </style:style>
    <style:style style:name="T3" style:family="text">
      <style:text-properties fo:font-style="normal" officeooo:rsid="001f9fdc" style:font-style-asian="normal" style:font-style-complex="normal"/>
    </style:style>
    <style:style style:name="T4" style:family="text">
      <style:text-properties fo:font-style="normal" officeooo:rsid="0022b901" style:font-style-asian="normal" style:font-style-complex="normal"/>
    </style:style>
    <style:style style:name="T5" style:family="text">
      <style:text-properties fo:font-style="normal" fo:font-weight="normal" officeooo:rsid="001fafe5" style:font-style-asian="normal" style:font-weight-asian="normal" style:font-style-complex="normal" style:font-weight-complex="normal"/>
    </style:style>
    <style:style style:name="T6" style:family="text">
      <style:text-properties fo:font-style="normal" fo:font-weight="normal" officeooo:rsid="00216023" style:font-style-asian="normal" style:font-weight-asian="normal" style:font-style-complex="normal" style:font-weight-complex="normal"/>
    </style:style>
    <style:style style:name="T7" style:family="text">
      <style:text-properties fo:font-style="normal" fo:font-weight="normal" officeooo:rsid="0022b901" style:font-style-asian="normal" style:font-weight-asian="normal" style:font-style-complex="normal" style:font-weight-complex="normal"/>
    </style:style>
    <style:style style:name="T8" style:family="text">
      <style:text-properties officeooo:rsid="001fafe5"/>
    </style:style>
    <style:style style:name="T9" style:family="text">
      <style:text-properties officeooo:rsid="00216023"/>
    </style:style>
    <style:style style:name="T10" style:family="text">
      <style:text-properties officeooo:rsid="0022b901"/>
    </style:style>
    <style:style style:name="T11" style:family="text">
      <style:text-properties style:use-window-font-color="true" style:text-outline="false" style:text-line-through-style="none" style:text-position="0% 100%" style:font-name="Segoe UI" fo:font-size="10pt" fo:letter-spacing="normal" fo:language="nn" fo:country="NO"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8pt" fo:letter-spacing="normal" fo:language="nn" fo:country="NO"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DejaVu Sans" fo:font-size="10pt" fo:language="nn" fo:country="NO" style:language-asian="zh" style:country-asian="CN" style:language-complex="hi" style:country-complex="I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demyldring for kunnskapsspelet «Knowlegde!»</text:h>
      <text:p text:style-name="Standard"/>
      <text:list xml:id="list440955817" text:style-name="L1">
        <text:list-item>
          <text:p text:style-name="P2">Forespørselen er eit bondesjakk-liknande kunnskapsspel. Eg vil generalisera det til eit reint kunnskapsspel der brukaren legg inn kategoriserte spørsmål. Dette skal vera så generelt at sjølve spelet kan utformast i forskjellige variantar: bondesjakk, vanleg første-mann-rundt-spel, hangman-spel og liknande. Dette for at potensialet skal vera der, men i første omgang vil berre bondesjakk i varierande storleik vera einaste speleform.</text:p>
          <text:p text:style-name="P2"/>
        </text:list-item>
        <text:list-item>
          <text:p text:style-name="P2">Må ha eit system for å leggje inn spørsmål. Spørsmål vert lagra i ei fil av typen kxml (Knowlegde! XML).</text:p>
          <text:list>
            <text:list-item>
              <text:p text:style-name="P2"><text:span text:style-name="T1">Eit spørsmål må liggja i </text:span><text:span text:style-name="T2">ein</text:span><text:span text:style-name="T3"> kategori. Ein kategori kan også ha ein overordna kategori, slik at kategoriane kan sorterast f.eks. slik:</text:span></text:p>
              <text:list>
                <text:list-item>
                  <text:p text:style-name="P3">Lett</text:p>
                  <text:list>
                    <text:list-item>
                      <text:p text:style-name="P3">Lett blanding</text:p>
                    </text:list-item>
                    <text:list-item>
                      <text:p text:style-name="P3">Kjendisar</text:p>
                    </text:list-item>
                  </text:list>
                </text:list-item>
                <text:list-item>
                  <text:p text:style-name="P3">Middels</text:p>
                  <text:list>
                    <text:list-item>
                      <text:p text:style-name="P3">Lett blanding</text:p>
                    </text:list-item>
                    <text:list-item>
                      <text:p text:style-name="P3">Kjendisar</text:p>
                    </text:list-item>
                  </text:list>
                </text:list-item>
                <text:list-item>
                  <text:p text:style-name="P3">Vanskelig</text:p>
                  <text:list>
                    <text:list-item>
                      <text:p text:style-name="P3">Lett blanding</text:p>
                    </text:list-item>
                    <text:list-item>
                      <text:p text:style-name="P3">Kjendisar</text:p>
                    </text:list-item>
                  </text:list>
                </text:list-item>
              </text:list>
              <text:p text:style-name="P3">Då vert det lett å tilpassa eit spel i forhold til valde kategoriar og/eller vanskeligheitsgrad.</text:p>
            </text:list-item>
            <text:list-item>
              <text:p text:style-name="P3">Eit spørsmål skal ha ein spørsmålstekst.</text:p>
            </text:list-item>
            <text:list-item>
              <text:p text:style-name="P3">Eit spørsmål kan ha eit illustrasjonsbilete. Ein skal kunne klikke på biletet for å få det i full størrelse (nokre oppgåver kan kreva at ein må sjå på detaljar i biletet)</text:p>
            </text:list-item>
            <text:list-item>
              <text:p text:style-name="P7"><office:annotation><dc:creator>Ole Arnfinn Røysland</dc:creator><dc:date>2010-11-18T17:14:44</dc:date><text:p text:style-name="P10"><text:span text:style-name="T11">Ser for meg at det vert eit storskjerm-spel for leir/ungdomslag ol. Og at det <text:s/>er ein som leier leiken, og at han har fasitsvaret, og dermed mulighet for å klikke på ein rett/feil knapp. </text:span></text:p></office:annotation><office:annotation><dc:creator>Knut Helland</dc:creator><dc:date>2010-11-18T23:07:42</dc:date><text:p text:style-name="P10"><text:span text:style-name="T12">Reply to Ole Arnfinn Røysland (18.11.2010, 17:14): "..."</text:span></text:p><text:p><text:span text:style-name="T13">Den er grei! Går for to-versjonsløysinga di.</text:span></text:p></office:annotation><text:span text:style-name="T3">Eit spørsmål skal ha svaralternativ (????) </text:span><text:span text:style-name="T5">(det er ikkje heilt lett å tenkja seg at ein datamaskin skal kontrollera andre typar svar. I alle fall ikkje tekstsvar. Men er det på ordnivå eller årstal, går det an å ha spørsmål utan alternativ, men er dette ønskjeleg?)</text:span><text:span text:style-name="T5"><office:annotation><dc:creator>Ole Arnfinn Røysland</dc:creator><dc:date>2010-11-18T17:25:00</dc:date><text:p text:style-name="P10"><text:span text:style-name="T11">MEN, her er det mulighet for to versjonar. Ein for folk som sit heime og vil prøve seg, og ein for «forsamlingsspeling»</text:span></text:p></office:annotation></text:span></text:p>
            </text:list-item>
            <text:list-item>
              <text:p text:style-name="P8">I første omgang vil spelet ikkje føra nokon statistikk eller highscore, men dette er kanskje interessante finnessar til seinare versjonar.</text:p>
            </text:list-item>
          </text:list>
          <text:p text:style-name="P4"/>
        </text:list-item>
        <text:list-item>
          <text:p text:style-name="P9"><text:span text:style-name="T3">Bondesjakkspelet </text:span><text:span text:style-name="T4">(Tic-Tac-Toe på engelsk)</text:span></text:p>
          <text:list>
            <text:list-item>
              <text:p text:style-name="P4">Kunne bestemme størrelse frå 3x3 til XxX, og kor mange på rad ein må ha for å vinna og kor mange sekund tenkjetid ein evt. skal ha.</text:p>
            </text:list-item>
            <text:list-item>
              <text:p text:style-name="P4">2 lag (kryss og runding)</text:p>
            </text:list-item>
            <text:list-item>
              <text:p text:style-name="P8"><text:span text:style-name="T1">(det kunne vore mogleg å laga eit 1-player system der ein spelte mot datamaskinen og datamaskinen ikkje trong svara på spørsmål for å kryssa av. Dette kunne jo vore litt spennande, då det hadde vore ennå viktigare å kunna svara for å klara å vinna, men i første omgang, om det ikkje er veldig stort ønske for det, vil ikkje dette verta implementert. </text:span><text:span text:style-name="T10">Ein eventuell implementasjon vil kreva at me låner litt kode frå eit anna opensource-prosjekt for å laga kunstig intelligens, men det vil vera ein del arbeid.</text:span><text:span text:style-name="T1">)</text:span></text:p>
            </text:list-item>
            <text:list-item>
              <text:p text:style-name="P4">Gangen i spelet: </text:p>
              <text:list>
                <text:list-item>
                  <text:p text:style-name="P4">klikk der ein vil setja sitt kryss/runding.</text:p>
                </text:list-item>
                <text:list-item>
                  <text:p text:style-name="P4"><office:annotation><dc:creator>Ole Arnfinn Røysland</dc:creator><dc:date>2010-11-18T17:18:06</dc:date><text:p text:style-name="P10"><text:span text:style-name="T11">Evt. kan spørsmålet gå over til det andre laget. Dette kan liggje som ein mulighet, ikkje eit absolutt.</text:span></text:p></office:annotation><office:annotation><dc:creator>Knut Helland</dc:creator><dc:date>2010-11-18T23:08:31</dc:date><text:p text:style-name="P10"><text:span text:style-name="T12">Reply to Ole Arnfinn Røysland (18.11.2010, 17:18): "..."</text:span></text:p><text:p><text:span text:style-name="T13">Jepp, ettersom du svarer slik som du gjer i neste spørsmål er det ei grei løysing.</text:span></text:p></office:annotation>Ein får eit spørsmål. Svarar ein feil/tida går ut, får ein ikkje krysset sitt og må venta til neste omgang.</text:p>
                </text:list-item>
              </text:list>
            </text:list-item>
            <text:list-item>
              <text:p text:style-name="P6"><office:annotation><dc:creator>Ole Arnfinn Røysland</dc:creator><dc:date>2010-11-18T17:18:35</dc:date><text:p text:style-name="P10"><text:span text:style-name="T11">Ser for meg at det ikkje treng å vere same spørsmål heile tida. Difor kan til dømes ein kategori ha 5 spørsmål i databasen sjølv om det berre er 2 ruter med denne kategorien på brettet.</text:span></text:p></office:annotation><office:annotation><dc:creator>Knut Helland</dc:creator><dc:date>2010-11-18T23:09:28</dc:date><text:p text:style-name="P10"><text:span text:style-name="T12">Reply to Ole Arnfinn Røysland (18.11.2010, 17:18): "..."</text:span></text:p><text:p><text:span text:style-name="T13">Så du tenkjer altså at kvar rute skal ha ein fast kategori? Det hadde ikkje eg tenkt, men jo, det er fullt mogleg. Vil nok i så fall gå for farga ruter der kvar rute representerer ein kategori.</text:span></text:p></office:annotation>Skal spørsmåla vera dei same på same ruta heile tida? Altså slik at viss det eine laget fekk feil og det andre laget vil kryssa av same ruta, skal dei då få det same spørsmålet? </text:p>
              <text:p text:style-name="P8"><text:soft-page-break/></text:p>
            </text:list-item>
          </text:list>
        </text:list-item>
        <text:list-item>
          <text:p text:style-name="P4">Generelt</text:p>
          <text:list>
            <text:list-item>
              <text:p text:style-name="P4"><office:annotation><dc:creator>Ole Arnfinn Røysland</dc:creator><dc:date>2010-11-18T17:20:56</dc:date><text:p text:style-name="P10"><text:span text:style-name="T11">Tommelopp!</text:span></text:p><text:p text:style-name="P10"><text:span text:style-name="T11">Men for amatørar må det vere mogleg å køyre spelet ved å berre spegle skjermen.</text:span></text:p></office:annotation><office:annotation><dc:creator>Knut Helland</dc:creator><dc:date>2010-11-18T23:10:28</dc:date><text:p text:style-name="P10"><text:span text:style-name="T12">Reply to Ole Arnfinn Røysland (18.11.2010, 17:20): "..."</text:span></text:p><text:p><text:span text:style-name="T13">Jepp, det som kjem fram på sekundær skjerm er akkurat det same som er i «main frame» i hovudvindauget. Slik at leirledaren som sit på datamaskinen kan bruka musa på sin skjerm og trykkja på knappane på spelebrettet der.</text:span></text:p></office:annotation>Ser føre meg at spelet skal kunne spelast i ei forsamling med fleire personar på kvart lag. Vil difor laga ein knapp for «sekundær skjerm» på toolbaren. Viss programmet har tilgang til ein skjerm nr.2 vil denne knappen skru av/på vising av spelebrettet på denne skjermen. Dette for profesjonell bruk av prosjektor :)</text:p>
            </text:list-item>
            <text:list-item>
              <text:p text:style-name="P4">Sjølve hovudvindauget ser eg føre meg at har ein toolbar med knappar for nytt spel, ny kunnskapsdatabase, rediger kunnskapsdatabase og aktiver sekundær skjerm.</text:p>
              <text:list>
                <text:list-item>
                  <text:p text:style-name="P4">Når ein startar eit nytt spel må ein velja kategoriar, størrelse og tid. Dei sist brukte instillingane vert lagra i kxml-fila og kjem dermed opp som standardinnstillingar.</text:p>
                </text:list-item>
              </text:list>
            </text:list-item>
          </text:list>
        </text:list-item>
      </text:list>
      <text:p text:style-name="P1"/>
      <text:p text:style-name="P1"/>
      <text:p text:style-name="P1">Det nedanfor her er temmeleg uinteressant for ein ikkje-programmerar.</text:p>
      <text:p text:style-name="P1"/>
      <text:list xml:id="list1176319201" text:continue-numbering="true" text:style-name="L1">
        <text:list-item>
          <text:p text:style-name="P4"><text:span text:style-name="T8">Framdriftsplan </text:span><text:span text:style-name="T10">for første køyrbare versjon</text:span><text:span text:style-name="T8">:</text:span></text:p>
        </text:list-item>
      </text:list>
      <text:list xml:id="list1286604997" text:style-name="L2">
        <text:list-item>
          <text:list>
            <text:list-item>
              <text:p text:style-name="P5">Lage ei eksempel-kxml-fil som vert ein mal.</text:p>
            </text:list-item>
            <text:list-item>
              <text:p text:style-name="P5"><text:span text:style-name="T8">Lage ein klasse KDocument som kan lasta og lagra kxml-filer. </text:span><text:span text:style-name="T10">Dermed også KQuestion</text:span></text:p>
            </text:list-item>
            <text:list-item>
              <text:p text:style-name="P5">Lage hovudprogramvindauget</text:p>
            </text:list-item>
            <text:list-item>
              <text:p text:style-name="P5">Implementera funksjonar for å lasta og lagra kxml-filer.</text:p>
            </text:list-item>
            <text:list-item>
              <text:p text:style-name="P5"><text:span text:style-name="T8">Programmera eit bondesjakk-brett. </text:span><text:span text:style-name="T10">(KGame og KTTTGame)</text:span></text:p>
            </text:list-item>
            <text:list-item>
              <text:p text:style-name="P5">Programmera funksjonar for å visa spørsmål og for å køyra eit spel og kåra ein vinnar.</text:p>
            </text:list-item>
            <text:list-item>
              <text:p text:style-name="P5">Programmera system for å velja instillingar før spelet startar.</text:p>
            </text:list-item>
            <text:list-item>
              <text:p text:style-name="P5">Laga eit system for å redigera kunnskapsdatabasen. Dette må tenkjast godt gjennom for å laga det så brukarvennleg og praktisk som mogleg. Tek planleggjinga litt på sikt<office:annotation><dc:creator>Ole Arnfinn Røysland</dc:creator><dc:date>2010-11-18T17:24:04</dc:date><text:p text:style-name="P10"><text:span text:style-name="T11">Kjent stil...</text:span></text:p></office:annotation><office:annotation><dc:creator>Knut Helland</dc:creator><dc:date>2010-11-18T23:11:10</dc:date><text:p text:style-name="P10"><text:span text:style-name="T12">Reply to Ole Arnfinn Røysland (18.11.2010, 17:24): "..."</text:span></text:p><text:p><text:span text:style-name="T13">:)</text:span></text:p><text:p><text:span text:style-name="T13"/></text:p><text:p><text:span text:style-name="T13">Grunnen til det er at det er lettare å beskriva med ein teikning og ikkje ein tekst.</text:span></text:p></office:annotation>.</text:p>
            </text:list-item>
            <text:list-item>
              <text:p text:style-name="P5">Programmera knappen for å aktivera sekundær skjerm.</text:p>
            </text:list-item>
          </text:list>
        </text:list-item>
      </text:list>
      <text:list xml:id="list66654469" text:continue-list="list1176319201" text:style-name="L1">
        <text:list-item>
          <text:list>
            <text:list-header>
              <text:p text:style-name="P4"/>
            </text:list-header>
          </text:list>
        </text:list-item>
        <text:list-item>
          <text:p text:style-name="P4"><text:span text:style-name="T8">Nødvendige klassar (</text:span><text:span text:style-name="T10">absolutt </text:span><text:span text:style-name="T8">minimum)</text:span></text:p>
          <text:list>
            <text:list-item>
              <text:p text:style-name="P4">KDocument,</text:p>
              <text:list>
                <text:list-item>
                  <text:p text:style-name="P4">i tillegg til metodane for å få tak i spørsmål, har funksjonen også metodane setting(QString) og setSetting(QString, QString). KGame kan bruka desse for å lagra instillingane frå førre spel.</text:p>
                </text:list-item>
              </text:list>
            </text:list-item>
            <text:list-item>
              <text:p text:style-name="P4">KQuestion</text:p>
            </text:list-item>
            <text:list-item>
              <text:p text:style-name="P2"><text:span text:style-name="T5">KGame, </text:span><text:span text:style-name="T6">(abstrakt funksjon for spel. </text:span><text:span text:style-name="T7">M</text:span><text:span text:style-name="T6">etoden widget</text:span><text:span text:style-name="T7">()</text:span><text:span text:style-name="T6"> returnerer ein </text:span><text:span text:style-name="T7">referanse til</text:span><text:span text:style-name="T6"> QWidget som er spelebrettet, konstruktøren treng ein referanse til eit KDocument </text:span><text:span text:style-name="T7">og til KMainWindow</text:span><text:span text:style-name="T6">, </text:span><text:span text:style-name="T7">metoden pixmap() returnerer QPixmap som er illustrasjonsbilete til spel-typen, title() returnerer QString med tittelen på spelet og description() returnerer QString med beskrivelse av spelet.</text:span><text:span text:style-name="T6">)</text:span></text:p>
              <text:list>
                <text:list-item>
                  <text:p text:style-name="P4"><text:span text:style-name="T8">K</text:span><text:span text:style-name="T10">TTT</text:span><text:span text:style-name="T8">Game</text:span></text:p>
                </text:list-item>
                <text:list-item>
                  <text:p text:style-name="P4">Moglegheit for andre typar spel.</text:p>
                </text:list-item>
              </text:list>
            </text:list-item>
            <text:list-item>
              <text:p text:style-name="P4"><text:span text:style-name="T9">KMainWindow </text:span><text:span text:style-name="T10">(administrerar opning av filer, starting/stopping av spel, lukking av program, sekundær skjerm)</text:span><text:span text:style-name="T10"><office:annotation><dc:creator>Ole Arnfinn Røysland</dc:creator><dc:date>2010-11-18T17:26:59</dc:date><text:p text:style-name="P10"><text:span text:style-name="T11">Grafikk, animasjonar, vinnarlyd, rett-svar-lyd ol? Plan eller stress?</text:span></text:p></office:annotation></text:span><text:span text:style-name="T10"><office:annotation><dc:creator>Knut Helland</dc:creator><dc:date>2010-11-18T23:12:34</dc:date><text:p text:style-name="P10"><text:span text:style-name="T12">Reply to Ole Arnfinn Røysland (18.11.2010, 17:26): "..."</text:span></text:p><text:p><text:span text:style-name="T13">Jepp, det er planen, men ikkje i første omgang. Det kjem til å vera prikken over i-en etter at første versjon er ferdig.</text:span></text:p><text:p><text:span text:style-name="T13"/></text:p><text:p><text:span text:style-name="T13">Forsåvidt har det ingen ting med KMainWindow å gjera, men derimot KGame.</text:span></text:p></office:annot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n" fo:country="NO"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nut Helland</meta:initial-creator>
    <meta:creation-date>2010-11-18T14:36:47</meta:creation-date>
    <dc:date>2010-11-18T23:19:46</dc:date>
    <dc:creator>Knut Helland</dc:creator>
    <meta:editing-duration>PT00H30M40S</meta:editing-duration>
    <meta:editing-cycles>3</meta:editing-cycles>
    <meta:generator>OpenOffice.org/3.2$Unix OpenOffice.org_project/320m19$Build-9505</meta:generator>
    <meta:document-statistic meta:table-count="0" meta:image-count="0" meta:object-count="0" meta:page-count="2" meta:paragraph-count="49" meta:word-count="788" meta:character-count="4793"/>
  </office:meta>
</office:document-meta>
</file>